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_y" table:style-name="ta1">
        <table:shapes>
          <draw:frame draw:z-index="0" draw:style-name="gr1" draw:text-style-name="P1" svg:width="6.2953in" svg:height="3.5449in" svg:x="10.0772in" svg:y="1.8406in">
            <draw:object draw:notify-on-update-of-ranges="sensor_data_y.B1:sensor_data_y.B1 sensor_data_y.B2:sensor_data_y.B241 sensor_data_y.E1:sensor_data_y.E1 sensor_data_y.E2:sensor_data_y.E2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ux1_sensor0_X [mT]</text:p>
          </table:table-cell>
          <table:table-cell office:value-type="string" calcext:value-type="string">
            <text:p>mux1_sensor0_Y [mT]</text:p>
          </table:table-cell>
          <table:table-cell office:value-type="string" calcext:value-type="string">
            <text:p>mux1_sensor0_Z [mT]</text:p>
          </table:table-cell>
          <table:table-cell office:value-type="string" calcext:value-type="string">
            <text:p>mux1_sensor1_X [mT]</text:p>
          </table:table-cell>
          <table:table-cell office:value-type="string" calcext:value-type="string">
            <text:p>mux1_sensor1_Y [mT]</text:p>
          </table:table-cell>
          <table:table-cell office:value-type="string" calcext:value-type="string">
            <text:p>mux1_sensor1_Z [mT]</text:p>
          </table:table-cell>
          <table:table-cell office:value-type="string" calcext:value-type="string">
            <text:p>mux1_sensor2_X [mT]</text:p>
          </table:table-cell>
          <table:table-cell office:value-type="string" calcext:value-type="string">
            <text:p>mux1_sensor2_Y [mT]</text:p>
          </table:table-cell>
          <table:table-cell office:value-type="string" calcext:value-type="string">
            <text:p>mux1_sensor2_Z [mT]</text:p>
          </table:table-cell>
          <table:table-cell office:value-type="string" calcext:value-type="string">
            <text:p>mux1_sensor3_X [mT]</text:p>
          </table:table-cell>
          <table:table-cell office:value-type="string" calcext:value-type="string">
            <text:p>mux1_sensor3_Y [mT]</text:p>
          </table:table-cell>
          <table:table-cell office:value-type="string" calcext:value-type="string">
            <text:p>mux1_sensor3_Z [mT]</text:p>
          </table:table-cell>
          <table:table-cell office:value-type="string" calcext:value-type="string">
            <text:p>mux1_sensor4_X [mT]</text:p>
          </table:table-cell>
          <table:table-cell office:value-type="string" calcext:value-type="string">
            <text:p>mux1_sensor4_Y [mT]</text:p>
          </table:table-cell>
          <table:table-cell office:value-type="string" calcext:value-type="string">
            <text:p>mux1_sensor4_Z [mT]</text:p>
          </table:table-cell>
          <table:table-cell office:value-type="string" calcext:value-type="string">
            <text:p>mux1_sensor5_X [mT]</text:p>
          </table:table-cell>
          <table:table-cell office:value-type="string" calcext:value-type="string">
            <text:p>mux1_sensor5_Y [mT]</text:p>
          </table:table-cell>
          <table:table-cell office:value-type="string" calcext:value-type="string">
            <text:p>mux1_sensor5_Z [mT]</text:p>
          </table:table-cell>
          <table:table-cell office:value-type="string" calcext:value-type="string">
            <text:p>mux1_sensor6_X [mT]</text:p>
          </table:table-cell>
          <table:table-cell office:value-type="string" calcext:value-type="string">
            <text:p>mux1_sensor6_Y [mT]</text:p>
          </table:table-cell>
          <table:table-cell office:value-type="string" calcext:value-type="string">
            <text:p>mux1_sensor6_Z [mT]</text:p>
          </table:table-cell>
          <table:table-cell office:value-type="string" calcext:value-type="string">
            <text:p>mux1_sensor7_X [mT]</text:p>
          </table:table-cell>
          <table:table-cell office:value-type="string" calcext:value-type="string">
            <text:p>mux1_sensor7_Y [mT]</text:p>
          </table:table-cell>
          <table:table-cell office:value-type="string" calcext:value-type="string">
            <text:p>mux1_sensor7_Z [mT]</text:p>
          </table:table-cell>
          <table:table-cell office:value-type="string" calcext:value-type="string">
            <text:p>mux2_sensor0_X [mT]</text:p>
          </table:table-cell>
          <table:table-cell office:value-type="string" calcext:value-type="string">
            <text:p>mux2_sensor0_Y [mT]</text:p>
          </table:table-cell>
          <table:table-cell office:value-type="string" calcext:value-type="string">
            <text:p>mux2_sensor0_Z [mT]</text:p>
          </table:table-cell>
          <table:table-cell office:value-type="string" calcext:value-type="string">
            <text:p>mux2_sensor1_X [mT]</text:p>
          </table:table-cell>
          <table:table-cell office:value-type="string" calcext:value-type="string">
            <text:p>mux2_sensor1_Y [mT]</text:p>
          </table:table-cell>
          <table:table-cell office:value-type="string" calcext:value-type="string">
            <text:p>mux2_sensor1_Z [mT]</text:p>
          </table:table-cell>
          <table:table-cell office:value-type="string" calcext:value-type="string">
            <text:p>mux2_sensor2_X [mT]</text:p>
          </table:table-cell>
          <table:table-cell office:value-type="string" calcext:value-type="string">
            <text:p>mux2_sensor2_Y [mT]</text:p>
          </table:table-cell>
          <table:table-cell office:value-type="string" calcext:value-type="string">
            <text:p>mux2_sensor2_Z [mT]</text:p>
          </table:table-cell>
          <table:table-cell office:value-type="string" calcext:value-type="string">
            <text:p>mux2_sensor3_X [mT]</text:p>
          </table:table-cell>
          <table:table-cell office:value-type="string" calcext:value-type="string">
            <text:p>mux2_sensor3_Y [mT]</text:p>
          </table:table-cell>
          <table:table-cell office:value-type="string" calcext:value-type="string">
            <text:p>mux2_sensor3_Z [mT]</text:p>
          </table:table-cell>
          <table:table-cell office:value-type="string" calcext:value-type="string">
            <text:p>mux2_sensor4_X [mT]</text:p>
          </table:table-cell>
          <table:table-cell office:value-type="string" calcext:value-type="string">
            <text:p>mux2_sensor4_Y [mT]</text:p>
          </table:table-cell>
          <table:table-cell office:value-type="string" calcext:value-type="string">
            <text:p>mux2_sensor4_Z [mT]</text:p>
          </table:table-cell>
          <table:table-cell office:value-type="string" calcext:value-type="string">
            <text:p>mux2_sensor5_X [mT]</text:p>
          </table:table-cell>
          <table:table-cell office:value-type="string" calcext:value-type="string">
            <text:p>mux2_sensor5_Y [mT]</text:p>
          </table:table-cell>
          <table:table-cell office:value-type="string" calcext:value-type="string">
            <text:p>mux2_sensor5_Z [mT]</text:p>
          </table:table-cell>
          <table:table-cell office:value-type="string" calcext:value-type="string">
            <text:p>mux2_sensor6_X [mT]</text:p>
          </table:table-cell>
          <table:table-cell office:value-type="string" calcext:value-type="string">
            <text:p>mux2_sensor6_Y [mT]</text:p>
          </table:table-cell>
          <table:table-cell office:value-type="string" calcext:value-type="string">
            <text:p>mux2_sensor6_Z [mT]</text:p>
          </table:table-cell>
          <table:table-cell office:value-type="string" calcext:value-type="string">
            <text:p>mux2_sensor7_X [mT]</text:p>
          </table:table-cell>
          <table:table-cell office:value-type="string" calcext:value-type="string">
            <text:p>mux2_sensor7_Y [mT]</text:p>
          </table:table-cell>
          <table:table-cell office:value-type="string" calcext:value-type="string">
            <text:p>mux2_sensor7_Z [mT]</text:p>
          </table:table-cell>
        </table:table-row>
        <table:table-row table:style-name="ro1">
          <table:table-cell office:value-type="float" office:value="-0.000682499999999999" calcext:value-type="float">
            <text:p>-0.000682499999999999</text:p>
          </table:table-cell>
          <table:table-cell office:value-type="float" office:value="0.0000150000000000077" calcext:value-type="float">
            <text:p>1.50000000000077E-05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67500000000001" calcext:value-type="float">
            <text:p>0.000367500000000001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512999999999991" calcext:value-type="float">
            <text:p>0.000512999999999991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-0.000344999999999999" calcext:value-type="float">
            <text:p>-0.000344999999999999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67500000000001" calcext:value-type="float">
            <text:p>0.000667500000000001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0.000992999999999988" calcext:value-type="float">
            <text:p>0.000992999999999988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-0.000494999999999997" calcext:value-type="float">
            <text:p>-0.000494999999999997</text:p>
          </table:table-cell>
          <table:table-cell office:value-type="float" office:value="0.00106699999999999" calcext:value-type="float">
            <text:p>0.0010669999999999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7500000000002" calcext:value-type="float">
            <text:p>0.000517500000000002</text:p>
          </table:table-cell>
          <table:table-cell office:value-type="float" office:value="0.000465000000000003" calcext:value-type="float">
            <text:p>0.000465000000000003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87" calcext:value-type="float">
            <text:p>-8.24999999999987E-05</text:p>
          </table:table-cell>
          <table:table-cell office:value-type="float" office:value="0.0000150000000000077" calcext:value-type="float">
            <text:p>1.50000000000077E-05</text:p>
          </table:table-cell>
          <table:table-cell office:value-type="float" office:value="0.000512999999999991" calcext:value-type="float">
            <text:p>0.000512999999999991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0.000592500000000001" calcext:value-type="float">
            <text:p>0.000592500000000001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5000000000017" calcext:value-type="float">
            <text:p>6.75000000000017E-05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0.000512999999999991" calcext:value-type="float">
            <text:p>0.000512999999999991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512999999999991" calcext:value-type="float">
            <text:p>0.000512999999999991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576999999999991" calcext:value-type="float">
            <text:p>0.0005769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-0.0004575" calcext:value-type="float">
            <text:p>-0.000457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499999999999" calcext:value-type="float">
            <text:p>-0.0006824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499999999999" calcext:value-type="float">
            <text:p>-0.000682499999999999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682499999999999" calcext:value-type="float">
            <text:p>-0.000682499999999999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87" calcext:value-type="float">
            <text:p>-8.24999999999987E-05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742500000000001" calcext:value-type="float">
            <text:p>0.0007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32499999999998" calcext:value-type="float">
            <text:p>-0.000832499999999998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0.000512999999999991" calcext:value-type="float">
            <text:p>0.000512999999999991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-0.000873000000000005" calcext:value-type="float">
            <text:p>-0.000873000000000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87" calcext:value-type="float">
            <text:p>-8.24999999999987E-05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134999999999991" calcext:value-type="float">
            <text:p>-0.000134999999999991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-0.000344999999999999" calcext:value-type="float">
            <text:p>-0.000344999999999999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5000000000017" calcext:value-type="float">
            <text:p>6.75000000000017E-05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67500000000001" calcext:value-type="float">
            <text:p>0.000667500000000001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675000000000017" calcext:value-type="float">
            <text:p>6.75000000000017E-05</text:p>
          </table:table-cell>
          <table:table-cell office:value-type="float" office:value="0.000315000000000005" calcext:value-type="float">
            <text:p>0.00031500000000000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0.000165000000000006" calcext:value-type="float">
            <text:p>0.000165000000000006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4575" calcext:value-type="float">
            <text:p>-0.0004575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824999999999987" calcext:value-type="float">
            <text:p>-8.24999999999987E-05</text:p>
          </table:table-cell>
          <table:table-cell office:value-type="float" office:value="0.0000150000000000077" calcext:value-type="float">
            <text:p>1.50000000000077E-05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832499999999998" calcext:value-type="float">
            <text:p>-0.000832499999999998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584999999999994" calcext:value-type="float">
            <text:p>-0.000584999999999994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32499999999998" calcext:value-type="float">
            <text:p>-0.000232499999999998</text:p>
          </table:table-cell>
          <table:table-cell office:value-type="float" office:value="-0.000734999999999992" calcext:value-type="float">
            <text:p>-0.000734999999999992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532499999999999" calcext:value-type="float">
            <text:p>-0.000532499999999999</text:p>
          </table:table-cell>
          <table:table-cell office:value-type="float" office:value="-0.000434999999999995" calcext:value-type="float">
            <text:p>-0.000434999999999995</text:p>
          </table:table-cell>
          <table:table-cell office:value-type="float" office:value="0.000022999999999989" calcext:value-type="float">
            <text:p>2.2999999999989E-05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82499999999999" calcext:value-type="float">
            <text:p>-0.000382499999999999</text:p>
          </table:table-cell>
          <table:table-cell office:value-type="float" office:value="-0.000284999999999997" calcext:value-type="float">
            <text:p>-0.000284999999999997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7825" calcext:value-type="float">
            <text:p>-0.0027825</text:p>
          </table:table-cell>
          <table:table-cell office:value-type="float" office:value="0.00826500000000001" calcext:value-type="float">
            <text:p>0.00826500000000001</text:p>
          </table:table-cell>
          <table:table-cell office:value-type="float" office:value="-0.067497" calcext:value-type="float">
            <text:p>-0.067497</text:p>
          </table:table-cell>
          <table:table-cell office:value-type="float" office:value="-0.0499575" calcext:value-type="float">
            <text:p>-0.0499575</text:p>
          </table:table-cell>
          <table:table-cell office:value-type="float" office:value="-0.023145" calcext:value-type="float">
            <text:p>-0.023145</text:p>
          </table:table-cell>
          <table:table-cell office:value-type="float" office:value="-0.017323" calcext:value-type="float">
            <text:p>-0.0173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.8356825" calcext:value-type="float">
            <text:p>-2.8356825</text:p>
          </table:table-cell>
          <table:table-cell office:value-type="float" office:value="-0.771135" calcext:value-type="float">
            <text:p>-0.771135</text:p>
          </table:table-cell>
          <table:table-cell office:value-type="float" office:value="-3.817767" calcext:value-type="float">
            <text:p>-3.817767</text:p>
          </table:table-cell>
          <table:table-cell office:value-type="float" office:value="-0.0499575" calcext:value-type="float">
            <text:p>-0.0499575</text:p>
          </table:table-cell>
          <table:table-cell office:value-type="float" office:value="-0.036645" calcext:value-type="float">
            <text:p>-0.036645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58175" calcext:value-type="float">
            <text:p>3.5258175</text:p>
          </table:table-cell>
          <table:table-cell office:value-type="float" office:value="-3.665535" calcext:value-type="float">
            <text:p>-3.665535</text:p>
          </table:table-cell>
          <table:table-cell office:value-type="float" office:value="-6.123547" calcext:value-type="float">
            <text:p>-6.123547</text:p>
          </table:table-cell>
          <table:table-cell office:value-type="float" office:value="-0.0507075" calcext:value-type="float">
            <text:p>-0.05070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32300000000001" calcext:value-type="float">
            <text:p>-0.00232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0675" calcext:value-type="float">
            <text:p>2.3940675</text:p>
          </table:table-cell>
          <table:table-cell office:value-type="float" office:value="-3.661785" calcext:value-type="float">
            <text:p>-3.66178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6675" calcext:value-type="float">
            <text:p>2.3946675</text:p>
          </table:table-cell>
          <table:table-cell office:value-type="float" office:value="-3.658335" calcext:value-type="float">
            <text:p>-3.65833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8675" calcext:value-type="float">
            <text:p>2.3958675</text:p>
          </table:table-cell>
          <table:table-cell office:value-type="float" office:value="-3.667035" calcext:value-type="float">
            <text:p>-3.667035</text:p>
          </table:table-cell>
          <table:table-cell office:value-type="float" office:value="-6.022147" calcext:value-type="float">
            <text:p>-6.02214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5745" calcext:value-type="float">
            <text:p>-0.0357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4175" calcext:value-type="float">
            <text:p>2.3954175</text:p>
          </table:table-cell>
          <table:table-cell office:value-type="float" office:value="-3.668235" calcext:value-type="float">
            <text:p>-3.668235</text:p>
          </table:table-cell>
          <table:table-cell office:value-type="float" office:value="-6.021417" calcext:value-type="float">
            <text:p>-6.021417</text:p>
          </table:table-cell>
          <table:table-cell office:value-type="float" office:value="-0.0541575" calcext:value-type="float">
            <text:p>-0.05415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1675" calcext:value-type="float">
            <text:p>2.3961675</text:p>
          </table:table-cell>
          <table:table-cell office:value-type="float" office:value="-3.668535" calcext:value-type="float">
            <text:p>-3.668535</text:p>
          </table:table-cell>
          <table:table-cell office:value-type="float" office:value="-6.022147" calcext:value-type="float">
            <text:p>-6.022147</text:p>
          </table:table-cell>
          <table:table-cell office:value-type="float" office:value="-0.0541575" calcext:value-type="float">
            <text:p>-0.05415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5675" calcext:value-type="float">
            <text:p>2.3955675</text:p>
          </table:table-cell>
          <table:table-cell office:value-type="float" office:value="-3.652935" calcext:value-type="float">
            <text:p>-3.652935</text:p>
          </table:table-cell>
          <table:table-cell office:value-type="float" office:value="-6.019727" calcext:value-type="float">
            <text:p>-6.01972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0675" calcext:value-type="float">
            <text:p>2.3970675</text:p>
          </table:table-cell>
          <table:table-cell office:value-type="float" office:value="-3.666135" calcext:value-type="float">
            <text:p>-3.666135</text:p>
          </table:table-cell>
          <table:table-cell office:value-type="float" office:value="-6.020937" calcext:value-type="float">
            <text:p>-6.02093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795" calcext:value-type="float">
            <text:p>-0.036795</text:p>
          </table:table-cell>
          <table:table-cell office:value-type="float" office:value="-0.00329300000000001" calcext:value-type="float">
            <text:p>-0.0032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7675" calcext:value-type="float">
            <text:p>2.3967675</text:p>
          </table:table-cell>
          <table:table-cell office:value-type="float" office:value="-3.654135" calcext:value-type="float">
            <text:p>-3.654135</text:p>
          </table:table-cell>
          <table:table-cell office:value-type="float" office:value="-6.020697" calcext:value-type="float">
            <text:p>-6.020697</text:p>
          </table:table-cell>
          <table:table-cell office:value-type="float" office:value="-0.0535575" calcext:value-type="float">
            <text:p>-0.0535575</text:p>
          </table:table-cell>
          <table:table-cell office:value-type="float" office:value="-0.036645" calcext:value-type="float">
            <text:p>-0.03664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6175" calcext:value-type="float">
            <text:p>2.3966175</text:p>
          </table:table-cell>
          <table:table-cell office:value-type="float" office:value="-3.658485" calcext:value-type="float">
            <text:p>-3.658485</text:p>
          </table:table-cell>
          <table:table-cell office:value-type="float" office:value="-6.020697" calcext:value-type="float">
            <text:p>-6.02069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3053" calcext:value-type="float">
            <text:p>-0.0030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5175" calcext:value-type="float">
            <text:p>2.3975175</text:p>
          </table:table-cell>
          <table:table-cell office:value-type="float" office:value="-3.656685" calcext:value-type="float">
            <text:p>-3.656685</text:p>
          </table:table-cell>
          <table:table-cell office:value-type="float" office:value="-6.022627" calcext:value-type="float">
            <text:p>-6.02262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3175" calcext:value-type="float">
            <text:p>2.3963175</text:p>
          </table:table-cell>
          <table:table-cell office:value-type="float" office:value="-3.661935" calcext:value-type="float">
            <text:p>-3.661935</text:p>
          </table:table-cell>
          <table:table-cell office:value-type="float" office:value="-6.019967" calcext:value-type="float">
            <text:p>-6.019967</text:p>
          </table:table-cell>
          <table:table-cell office:value-type="float" office:value="-0.0541575" calcext:value-type="float">
            <text:p>-0.05415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3053" calcext:value-type="float">
            <text:p>-0.0030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5175" calcext:value-type="float">
            <text:p>2.3975175</text:p>
          </table:table-cell>
          <table:table-cell office:value-type="float" office:value="-3.662835" calcext:value-type="float">
            <text:p>-3.662835</text:p>
          </table:table-cell>
          <table:table-cell office:value-type="float" office:value="-6.021177" calcext:value-type="float">
            <text:p>-6.021177</text:p>
          </table:table-cell>
          <table:table-cell office:value-type="float" office:value="-0.0546075" calcext:value-type="float">
            <text:p>-0.0546075</text:p>
          </table:table-cell>
          <table:table-cell office:value-type="float" office:value="-0.037095" calcext:value-type="float">
            <text:p>-0.0370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81175" calcext:value-type="float">
            <text:p>2.3981175</text:p>
          </table:table-cell>
          <table:table-cell office:value-type="float" office:value="-3.660135" calcext:value-type="float">
            <text:p>-3.66013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41575" calcext:value-type="float">
            <text:p>-0.05415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3675" calcext:value-type="float">
            <text:p>2.3973675</text:p>
          </table:table-cell>
          <table:table-cell office:value-type="float" office:value="-3.666885" calcext:value-type="float">
            <text:p>-3.666885</text:p>
          </table:table-cell>
          <table:table-cell office:value-type="float" office:value="-6.019967" calcext:value-type="float">
            <text:p>-6.01996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0675" calcext:value-type="float">
            <text:p>2.3970675</text:p>
          </table:table-cell>
          <table:table-cell office:value-type="float" office:value="-3.662985" calcext:value-type="float">
            <text:p>-3.662985</text:p>
          </table:table-cell>
          <table:table-cell office:value-type="float" office:value="-6.021177" calcext:value-type="float">
            <text:p>-6.02117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232300000000001" calcext:value-type="float">
            <text:p>-0.00232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6175" calcext:value-type="float">
            <text:p>2.3966175</text:p>
          </table:table-cell>
          <table:table-cell office:value-type="float" office:value="-3.664935" calcext:value-type="float">
            <text:p>-3.664935</text:p>
          </table:table-cell>
          <table:table-cell office:value-type="float" office:value="-6.020207" calcext:value-type="float">
            <text:p>-6.02020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5175" calcext:value-type="float">
            <text:p>2.3975175</text:p>
          </table:table-cell>
          <table:table-cell office:value-type="float" office:value="-3.665985" calcext:value-type="float">
            <text:p>-3.665985</text:p>
          </table:table-cell>
          <table:table-cell office:value-type="float" office:value="-6.020697" calcext:value-type="float">
            <text:p>-6.02069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795" calcext:value-type="float">
            <text:p>-0.0367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81175" calcext:value-type="float">
            <text:p>2.3981175</text:p>
          </table:table-cell>
          <table:table-cell office:value-type="float" office:value="-3.669285" calcext:value-type="float">
            <text:p>-3.669285</text:p>
          </table:table-cell>
          <table:table-cell office:value-type="float" office:value="-6.020207" calcext:value-type="float">
            <text:p>-6.020207</text:p>
          </table:table-cell>
          <table:table-cell office:value-type="float" office:value="-0.0543075" calcext:value-type="float">
            <text:p>-0.0543075</text:p>
          </table:table-cell>
          <table:table-cell office:value-type="float" office:value="-0.036645" calcext:value-type="float">
            <text:p>-0.036645</text:p>
          </table:table-cell>
          <table:table-cell office:value-type="float" office:value="-0.00232300000000001" calcext:value-type="float">
            <text:p>-0.00232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81175" calcext:value-type="float">
            <text:p>2.3981175</text:p>
          </table:table-cell>
          <table:table-cell office:value-type="float" office:value="-3.666735" calcext:value-type="float">
            <text:p>-3.666735</text:p>
          </table:table-cell>
          <table:table-cell office:value-type="float" office:value="-6.019237" calcext:value-type="float">
            <text:p>-6.019237</text:p>
          </table:table-cell>
          <table:table-cell office:value-type="float" office:value="-0.0543075" calcext:value-type="float">
            <text:p>-0.0543075</text:p>
          </table:table-cell>
          <table:table-cell office:value-type="float" office:value="-0.036795" calcext:value-type="float">
            <text:p>-0.0367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2175" calcext:value-type="float">
            <text:p>2.3972175</text:p>
          </table:table-cell>
          <table:table-cell office:value-type="float" office:value="-3.653835" calcext:value-type="float">
            <text:p>-3.653835</text:p>
          </table:table-cell>
          <table:table-cell office:value-type="float" office:value="-6.022867" calcext:value-type="float">
            <text:p>-6.02286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2175" calcext:value-type="float">
            <text:p>2.3972175</text:p>
          </table:table-cell>
          <table:table-cell office:value-type="float" office:value="-3.669585" calcext:value-type="float">
            <text:p>-3.669585</text:p>
          </table:table-cell>
          <table:table-cell office:value-type="float" office:value="-6.022147" calcext:value-type="float">
            <text:p>-6.022147</text:p>
          </table:table-cell>
          <table:table-cell office:value-type="float" office:value="-0.0543075" calcext:value-type="float">
            <text:p>-0.0543075</text:p>
          </table:table-cell>
          <table:table-cell office:value-type="float" office:value="-0.036345" calcext:value-type="float">
            <text:p>-0.0363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3675" calcext:value-type="float">
            <text:p>2.3973675</text:p>
          </table:table-cell>
          <table:table-cell office:value-type="float" office:value="-3.660885" calcext:value-type="float">
            <text:p>-3.66088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2175" calcext:value-type="float">
            <text:p>2.3972175</text:p>
          </table:table-cell>
          <table:table-cell office:value-type="float" office:value="-3.664635" calcext:value-type="float">
            <text:p>-3.664635</text:p>
          </table:table-cell>
          <table:table-cell office:value-type="float" office:value="-6.020697" calcext:value-type="float">
            <text:p>-6.02069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70675" calcext:value-type="float">
            <text:p>2.3970675</text:p>
          </table:table-cell>
          <table:table-cell office:value-type="float" office:value="-3.660735" calcext:value-type="float">
            <text:p>-3.660735</text:p>
          </table:table-cell>
          <table:table-cell office:value-type="float" office:value="-6.021177" calcext:value-type="float">
            <text:p>-6.02117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1175" calcext:value-type="float">
            <text:p>2.3951175</text:p>
          </table:table-cell>
          <table:table-cell office:value-type="float" office:value="-3.663285" calcext:value-type="float">
            <text:p>-3.663285</text:p>
          </table:table-cell>
          <table:table-cell office:value-type="float" office:value="-6.021177" calcext:value-type="float">
            <text:p>-6.02117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2175" calcext:value-type="float">
            <text:p>2.3942175</text:p>
          </table:table-cell>
          <table:table-cell office:value-type="float" office:value="-3.663435" calcext:value-type="float">
            <text:p>-3.663435</text:p>
          </table:table-cell>
          <table:table-cell office:value-type="float" office:value="-6.021657" calcext:value-type="float">
            <text:p>-6.021657</text:p>
          </table:table-cell>
          <table:table-cell office:value-type="float" office:value="-0.0535575" calcext:value-type="float">
            <text:p>-0.05355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67675" calcext:value-type="float">
            <text:p>2.3967675</text:p>
          </table:table-cell>
          <table:table-cell office:value-type="float" office:value="-3.663285" calcext:value-type="float">
            <text:p>-3.663285</text:p>
          </table:table-cell>
          <table:table-cell office:value-type="float" office:value="-6.022147" calcext:value-type="float">
            <text:p>-6.022147</text:p>
          </table:table-cell>
          <table:table-cell office:value-type="float" office:value="-0.0541575" calcext:value-type="float">
            <text:p>-0.05415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329300000000001" calcext:value-type="float">
            <text:p>-0.0032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4675" calcext:value-type="float">
            <text:p>2.3934675</text:p>
          </table:table-cell>
          <table:table-cell office:value-type="float" office:value="-3.650685" calcext:value-type="float">
            <text:p>-3.650685</text:p>
          </table:table-cell>
          <table:table-cell office:value-type="float" office:value="-6.022387" calcext:value-type="float">
            <text:p>-6.02238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256300000000001" calcext:value-type="float">
            <text:p>-0.00256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4175" calcext:value-type="float">
            <text:p>2.3954175</text:p>
          </table:table-cell>
          <table:table-cell office:value-type="float" office:value="-3.669585" calcext:value-type="float">
            <text:p>-3.66958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34075" calcext:value-type="float">
            <text:p>-0.05340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3053" calcext:value-type="float">
            <text:p>-0.0030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25675" calcext:value-type="float">
            <text:p>2.3925675</text:p>
          </table:table-cell>
          <table:table-cell office:value-type="float" office:value="-3.664785" calcext:value-type="float">
            <text:p>-3.664785</text:p>
          </table:table-cell>
          <table:table-cell office:value-type="float" office:value="-6.022387" calcext:value-type="float">
            <text:p>-6.02238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353300000000001" calcext:value-type="float">
            <text:p>-0.0035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3675" calcext:value-type="float">
            <text:p>2.3943675</text:p>
          </table:table-cell>
          <table:table-cell office:value-type="float" office:value="-3.669885" calcext:value-type="float">
            <text:p>-3.669885</text:p>
          </table:table-cell>
          <table:table-cell office:value-type="float" office:value="-6.022387" calcext:value-type="float">
            <text:p>-6.02238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5175" calcext:value-type="float">
            <text:p>2.3945175</text:p>
          </table:table-cell>
          <table:table-cell office:value-type="float" office:value="-3.668085" calcext:value-type="float">
            <text:p>-3.668085</text:p>
          </table:table-cell>
          <table:table-cell office:value-type="float" office:value="-6.021417" calcext:value-type="float">
            <text:p>-6.02141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208300000000001" calcext:value-type="float">
            <text:p>-0.0020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9175" calcext:value-type="float">
            <text:p>2.3939175</text:p>
          </table:table-cell>
          <table:table-cell office:value-type="float" office:value="-3.664185" calcext:value-type="float">
            <text:p>-3.664185</text:p>
          </table:table-cell>
          <table:table-cell office:value-type="float" office:value="-6.021907" calcext:value-type="float">
            <text:p>-6.02190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2175" calcext:value-type="float">
            <text:p>2.3942175</text:p>
          </table:table-cell>
          <table:table-cell office:value-type="float" office:value="-3.668385" calcext:value-type="float">
            <text:p>-3.668385</text:p>
          </table:table-cell>
          <table:table-cell office:value-type="float" office:value="-6.021177" calcext:value-type="float">
            <text:p>-6.021177</text:p>
          </table:table-cell>
          <table:table-cell office:value-type="float" office:value="-0.0537075" calcext:value-type="float">
            <text:p>-0.0537075</text:p>
          </table:table-cell>
          <table:table-cell office:value-type="float" office:value="-0.035895" calcext:value-type="float">
            <text:p>-0.035895</text:p>
          </table:table-cell>
          <table:table-cell office:value-type="float" office:value="-0.00232300000000001" calcext:value-type="float">
            <text:p>-0.00232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0675" calcext:value-type="float">
            <text:p>2.3940675</text:p>
          </table:table-cell>
          <table:table-cell office:value-type="float" office:value="-3.666435" calcext:value-type="float">
            <text:p>-3.666435</text:p>
          </table:table-cell>
          <table:table-cell office:value-type="float" office:value="-6.020697" calcext:value-type="float">
            <text:p>-6.020697</text:p>
          </table:table-cell>
          <table:table-cell office:value-type="float" office:value="-0.0540075" calcext:value-type="float">
            <text:p>-0.05400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232300000000001" calcext:value-type="float">
            <text:p>-0.00232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3175" calcext:value-type="float">
            <text:p>2.3933175</text:p>
          </table:table-cell>
          <table:table-cell office:value-type="float" office:value="-3.660585" calcext:value-type="float">
            <text:p>-3.660585</text:p>
          </table:table-cell>
          <table:table-cell office:value-type="float" office:value="-6.020447" calcext:value-type="float">
            <text:p>-6.02044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195" calcext:value-type="float">
            <text:p>-0.03619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37675" calcext:value-type="float">
            <text:p>2.3937675</text:p>
          </table:table-cell>
          <table:table-cell office:value-type="float" office:value="-3.653385" calcext:value-type="float">
            <text:p>-3.653385</text:p>
          </table:table-cell>
          <table:table-cell office:value-type="float" office:value="-6.019487" calcext:value-type="float">
            <text:p>-6.01948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495" calcext:value-type="float">
            <text:p>-0.036495</text:p>
          </table:table-cell>
          <table:table-cell office:value-type="float" office:value="-0.00329300000000001" calcext:value-type="float">
            <text:p>-0.0032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43675" calcext:value-type="float">
            <text:p>2.3943675</text:p>
          </table:table-cell>
          <table:table-cell office:value-type="float" office:value="-3.665685" calcext:value-type="float">
            <text:p>-3.665685</text:p>
          </table:table-cell>
          <table:table-cell office:value-type="float" office:value="-6.019487" calcext:value-type="float">
            <text:p>-6.019487</text:p>
          </table:table-cell>
          <table:table-cell office:value-type="float" office:value="-0.0538575" calcext:value-type="float">
            <text:p>-0.0538575</text:p>
          </table:table-cell>
          <table:table-cell office:value-type="float" office:value="-0.036045" calcext:value-type="float">
            <text:p>-0.036045</text:p>
          </table:table-cell>
          <table:table-cell office:value-type="float" office:value="-0.002803" calcext:value-type="float">
            <text:p>-0.0028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80675" calcext:value-type="float">
            <text:p>2.4780675</text:p>
          </table:table-cell>
          <table:table-cell office:value-type="float" office:value="-3.660885" calcext:value-type="float">
            <text:p>-3.660885</text:p>
          </table:table-cell>
          <table:table-cell office:value-type="float" office:value="7.570753" calcext:value-type="float">
            <text:p>7.570753</text:p>
          </table:table-cell>
          <table:table-cell office:value-type="float" office:value="-0.0088575" calcext:value-type="float">
            <text:p>-0.0088575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185" calcext:value-type="float">
            <text:p>-0.00718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0.000442500000000001" calcext:value-type="float">
            <text:p>0.000442500000000001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576999999999991" calcext:value-type="float">
            <text:p>0.0005769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748499999999999" calcext:value-type="float">
            <text:p>-0.0074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733499999999999" calcext:value-type="float">
            <text:p>-0.00733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-0.0000449999999999946" calcext:value-type="float">
            <text:p>-4.49999999999946E-05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38499999999999" calcext:value-type="float">
            <text:p>-0.00838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823499999999999" calcext:value-type="float">
            <text:p>-0.0082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035" calcext:value-type="float">
            <text:p>-0.007035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6825" calcext:value-type="float">
            <text:p>-0.0066825</text:p>
          </table:table-cell>
          <table:table-cell office:value-type="float" office:value="-0.00748499999999999" calcext:value-type="float">
            <text:p>-0.00748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-0.000494999999999997" calcext:value-type="float">
            <text:p>-0.00049499999999999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7035" calcext:value-type="float">
            <text:p>-0.00703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748499999999999" calcext:value-type="float">
            <text:p>-0.00748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7185" calcext:value-type="float">
            <text:p>-0.0071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3825" calcext:value-type="float">
            <text:p>-0.0063825</text:p>
          </table:table-cell>
          <table:table-cell office:value-type="float" office:value="-0.00673499999999999" calcext:value-type="float">
            <text:p>-0.0067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-0.000194999999999993" calcext:value-type="float">
            <text:p>-0.00019499999999999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7035" calcext:value-type="float">
            <text:p>-0.00703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873000000000005" calcext:value-type="float">
            <text:p>-0.000873000000000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757499999999999" calcext:value-type="float">
            <text:p>-0.00075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825" calcext:value-type="float">
            <text:p>-0.00788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-0.0000449999999999946" calcext:value-type="float">
            <text:p>-4.49999999999946E-05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23499999999999" calcext:value-type="float">
            <text:p>-0.0082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0.000826999999999991" calcext:value-type="float">
            <text:p>0.00082699999999999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7325" calcext:value-type="float">
            <text:p>-0.00773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63499999999999" calcext:value-type="float">
            <text:p>-0.0076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823499999999999" calcext:value-type="float">
            <text:p>-0.0082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8825" calcext:value-type="float">
            <text:p>-0.0078825</text:p>
          </table:table-cell>
          <table:table-cell office:value-type="float" office:value="-0.00748499999999999" calcext:value-type="float">
            <text:p>-0.00748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105000000000004" calcext:value-type="float">
            <text:p>0.000105000000000004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785" calcext:value-type="float">
            <text:p>-0.0077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2925" calcext:value-type="float">
            <text:p>0.0002925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157499999999999" calcext:value-type="float">
            <text:p>-0.000157499999999999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838499999999999" calcext:value-type="float">
            <text:p>-0.00838499999999999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4575" calcext:value-type="float">
            <text:p>-0.0004575</text:p>
          </table:table-cell>
          <table:table-cell office:value-type="float" office:value="0.000405000000000001" calcext:value-type="float">
            <text:p>0.000405000000000001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0992999999999988" calcext:value-type="float">
            <text:p>0.000992999999999988</text:p>
          </table:table-cell>
          <table:table-cell office:value-type="float" office:value="-0.000307499999999999" calcext:value-type="float">
            <text:p>-0.000307499999999999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5325" calcext:value-type="float">
            <text:p>-0.00653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0262999999999991" calcext:value-type="float">
            <text:p>0.000262999999999991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-0.00063300000000001" calcext:value-type="float">
            <text:p>-0.00063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38499999999999" calcext:value-type="float">
            <text:p>-0.0083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38300000000001" calcext:value-type="float">
            <text:p>-0.0003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04575" calcext:value-type="float">
            <text:p>-0.0004575</text:p>
          </table:table-cell>
          <table:table-cell office:value-type="float" office:value="0.000705000000000005" calcext:value-type="float">
            <text:p>0.000705000000000005</text:p>
          </table:table-cell>
          <table:table-cell office:value-type="float" office:value="-0.000143000000000008" calcext:value-type="float">
            <text:p>-0.00014300000000000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823499999999999" calcext:value-type="float">
            <text:p>-0.0082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00074999999999994" calcext:value-type="float">
            <text:p>-7.4999999999994E-06</text:p>
          </table:table-cell>
          <table:table-cell office:value-type="float" office:value="0.000255000000000003" calcext:value-type="float">
            <text:p>0.000255000000000003</text:p>
          </table:table-cell>
          <table:table-cell office:value-type="float" office:value="0.000336999999999989" calcext:value-type="float">
            <text:p>0.000336999999999989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4325" calcext:value-type="float">
            <text:p>-0.0074325</text:p>
          </table:table-cell>
          <table:table-cell office:value-type="float" office:value="-0.00808499999999999" calcext:value-type="float">
            <text:p>-0.00808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0.000142500000000001" calcext:value-type="float">
            <text:p>0.000142500000000001</text:p>
          </table:table-cell>
          <table:table-cell office:value-type="float" office:value="0.000855000000000004" calcext:value-type="float">
            <text:p>0.000855000000000004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7935" calcext:value-type="float">
            <text:p>-0.007935</text:p>
          </table:table-cell>
          <table:table-cell office:value-type="float" office:value="0.00123299999999999" calcext:value-type="float">
            <text:p>0.00123299999999999</text:p>
          </table:table-cell>
          <table:table-cell office:value-type="float" office:value="-0.0004575" calcext:value-type="float">
            <text:p>-0.0004575</text:p>
          </table:table-cell>
          <table:table-cell office:value-type="float" office:value="0.000555000000000007" calcext:value-type="float">
            <text:p>0.000555000000000007</text:p>
          </table:table-cell>
          <table:table-cell office:value-type="float" office:value="0.0000969999999999942" calcext:value-type="float">
            <text:p>9.69999999999942E-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13035" calcext:value-type="float">
            <text:p>-0.01303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0.0309075" calcext:value-type="float">
            <text:p>-0.0309075</text:p>
          </table:table-cell>
          <table:table-cell office:value-type="float" office:value="0.034755" calcext:value-type="float">
            <text:p>0.034755</text:p>
          </table:table-cell>
          <table:table-cell office:value-type="float" office:value="-0.236823" calcext:value-type="float">
            <text:p>-0.2368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06325" calcext:value-type="float">
            <text:p>-0.0506325</text:p>
          </table:table-cell>
          <table:table-cell office:value-type="float" office:value="0.055965" calcext:value-type="float">
            <text:p>0.055965</text:p>
          </table:table-cell>
          <table:table-cell office:value-type="float" office:value="0.00365299999999999" calcext:value-type="float">
            <text:p>0.00365299999999999</text:p>
          </table:table-cell>
          <table:table-cell office:value-type="float" office:value="-1.6530075" calcext:value-type="float">
            <text:p>-1.6530075</text:p>
          </table:table-cell>
          <table:table-cell office:value-type="float" office:value="4.164555" calcext:value-type="float">
            <text:p>4.164555</text:p>
          </table:table-cell>
          <table:table-cell office:value-type="float" office:value="-3.415003" calcext:value-type="float">
            <text:p>-3.4150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6825" calcext:value-type="float">
            <text:p>-0.03668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-1.3033575" calcext:value-type="float">
            <text:p>-1.3033575</text:p>
          </table:table-cell>
          <table:table-cell office:value-type="float" office:value="4.282155" calcext:value-type="float">
            <text:p>4.282155</text:p>
          </table:table-cell>
          <table:table-cell office:value-type="float" office:value="-5.676983" calcext:value-type="float">
            <text:p>-5.6769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-1.3036575" calcext:value-type="float">
            <text:p>-1.3036575</text:p>
          </table:table-cell>
          <table:table-cell office:value-type="float" office:value="4.284705" calcext:value-type="float">
            <text:p>4.2847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35075" calcext:value-type="float">
            <text:p>-1.3035075</text:p>
          </table:table-cell>
          <table:table-cell office:value-type="float" office:value="4.279305" calcext:value-type="float">
            <text:p>4.279305</text:p>
          </table:table-cell>
          <table:table-cell office:value-type="float" office:value="-5.676493" calcext:value-type="float">
            <text:p>-5.6764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36575" calcext:value-type="float">
            <text:p>-1.3036575</text:p>
          </table:table-cell>
          <table:table-cell office:value-type="float" office:value="4.285455" calcext:value-type="float">
            <text:p>4.2854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38075" calcext:value-type="float">
            <text:p>-1.3038075</text:p>
          </table:table-cell>
          <table:table-cell office:value-type="float" office:value="4.282905" calcext:value-type="float">
            <text:p>4.282905</text:p>
          </table:table-cell>
          <table:table-cell office:value-type="float" office:value="-5.676013" calcext:value-type="float">
            <text:p>-5.67601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90700000000001" calcext:value-type="float">
            <text:p>-0.00190700000000001</text:p>
          </table:table-cell>
          <table:table-cell office:value-type="float" office:value="-1.3039575" calcext:value-type="float">
            <text:p>-1.3039575</text:p>
          </table:table-cell>
          <table:table-cell office:value-type="float" office:value="4.273755" calcext:value-type="float">
            <text:p>4.2737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-1.3041075" calcext:value-type="float">
            <text:p>-1.3041075</text:p>
          </table:table-cell>
          <table:table-cell office:value-type="float" office:value="4.276605" calcext:value-type="float">
            <text:p>4.2766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38075" calcext:value-type="float">
            <text:p>-1.3038075</text:p>
          </table:table-cell>
          <table:table-cell office:value-type="float" office:value="4.280055" calcext:value-type="float">
            <text:p>4.280055</text:p>
          </table:table-cell>
          <table:table-cell office:value-type="float" office:value="-5.676493" calcext:value-type="float">
            <text:p>-5.6764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4325" calcext:value-type="float">
            <text:p>-0.0434325</text:p>
          </table:table-cell>
          <table:table-cell office:value-type="float" office:value="0.051165" calcext:value-type="float">
            <text:p>0.0511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2575" calcext:value-type="float">
            <text:p>-1.3042575</text:p>
          </table:table-cell>
          <table:table-cell office:value-type="float" office:value="4.274955" calcext:value-type="float">
            <text:p>4.274955</text:p>
          </table:table-cell>
          <table:table-cell office:value-type="float" office:value="-5.676983" calcext:value-type="float">
            <text:p>-5.6769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2575" calcext:value-type="float">
            <text:p>-1.3042575</text:p>
          </table:table-cell>
          <table:table-cell office:value-type="float" office:value="4.282155" calcext:value-type="float">
            <text:p>4.28215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68505" calcext:value-type="float">
            <text:p>4.2685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2575" calcext:value-type="float">
            <text:p>-1.3042575</text:p>
          </table:table-cell>
          <table:table-cell office:value-type="float" office:value="4.283655" calcext:value-type="float">
            <text:p>4.283655</text:p>
          </table:table-cell>
          <table:table-cell office:value-type="float" office:value="-5.678673" calcext:value-type="float">
            <text:p>-5.67867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39575" calcext:value-type="float">
            <text:p>-1.3039575</text:p>
          </table:table-cell>
          <table:table-cell office:value-type="float" office:value="4.271805" calcext:value-type="float">
            <text:p>4.2718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1075" calcext:value-type="float">
            <text:p>-1.3041075</text:p>
          </table:table-cell>
          <table:table-cell office:value-type="float" office:value="4.278105" calcext:value-type="float">
            <text:p>4.2781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75555" calcext:value-type="float">
            <text:p>4.275555</text:p>
          </table:table-cell>
          <table:table-cell office:value-type="float" office:value="-5.676983" calcext:value-type="float">
            <text:p>-5.6769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38075" calcext:value-type="float">
            <text:p>-1.3038075</text:p>
          </table:table-cell>
          <table:table-cell office:value-type="float" office:value="4.272705" calcext:value-type="float">
            <text:p>4.272705</text:p>
          </table:table-cell>
          <table:table-cell office:value-type="float" office:value="-5.676493" calcext:value-type="float">
            <text:p>-5.6764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39575" calcext:value-type="float">
            <text:p>-1.3039575</text:p>
          </table:table-cell>
          <table:table-cell office:value-type="float" office:value="4.270905" calcext:value-type="float">
            <text:p>4.27090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41075" calcext:value-type="float">
            <text:p>-1.3041075</text:p>
          </table:table-cell>
          <table:table-cell office:value-type="float" office:value="4.280055" calcext:value-type="float">
            <text:p>4.280055</text:p>
          </table:table-cell>
          <table:table-cell office:value-type="float" office:value="-5.676493" calcext:value-type="float">
            <text:p>-5.6764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2575" calcext:value-type="float">
            <text:p>-1.3042575</text:p>
          </table:table-cell>
          <table:table-cell office:value-type="float" office:value="4.267455" calcext:value-type="float">
            <text:p>4.26745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72255" calcext:value-type="float">
            <text:p>4.272255</text:p>
          </table:table-cell>
          <table:table-cell office:value-type="float" office:value="-5.678193" calcext:value-type="float">
            <text:p>-5.6781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64155" calcext:value-type="float">
            <text:p>4.26415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1315" calcext:value-type="float">
            <text:p>0.051315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69255" calcext:value-type="float">
            <text:p>4.26925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39575" calcext:value-type="float">
            <text:p>-1.3039575</text:p>
          </table:table-cell>
          <table:table-cell office:value-type="float" office:value="4.272705" calcext:value-type="float">
            <text:p>4.272705</text:p>
          </table:table-cell>
          <table:table-cell office:value-type="float" office:value="-5.676983" calcext:value-type="float">
            <text:p>-5.6769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71055" calcext:value-type="float">
            <text:p>4.27105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80205" calcext:value-type="float">
            <text:p>4.2802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78705" calcext:value-type="float">
            <text:p>4.27870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69855" calcext:value-type="float">
            <text:p>4.26985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2575" calcext:value-type="float">
            <text:p>-1.3042575</text:p>
          </table:table-cell>
          <table:table-cell office:value-type="float" office:value="4.274205" calcext:value-type="float">
            <text:p>4.2742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77655" calcext:value-type="float">
            <text:p>4.277655</text:p>
          </table:table-cell>
          <table:table-cell office:value-type="float" office:value="-5.678193" calcext:value-type="float">
            <text:p>-5.6781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80205" calcext:value-type="float">
            <text:p>4.2802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2665" calcext:value-type="float">
            <text:p>0.0526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1075" calcext:value-type="float">
            <text:p>-1.3041075</text:p>
          </table:table-cell>
          <table:table-cell office:value-type="float" office:value="4.282005" calcext:value-type="float">
            <text:p>4.2820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80055" calcext:value-type="float">
            <text:p>4.28005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2515" calcext:value-type="float">
            <text:p>0.0525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81405" calcext:value-type="float">
            <text:p>4.281405</text:p>
          </table:table-cell>
          <table:table-cell office:value-type="float" office:value="-5.676493" calcext:value-type="float">
            <text:p>-5.6764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1325" calcext:value-type="float">
            <text:p>-0.0431325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-0.000217000000000013" calcext:value-type="float">
            <text:p>-0.000217000000000013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67005" calcext:value-type="float">
            <text:p>4.2670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2825" calcext:value-type="float">
            <text:p>-0.0432825</text:p>
          </table:table-cell>
          <table:table-cell office:value-type="float" office:value="0.052665" calcext:value-type="float">
            <text:p>0.052665</text:p>
          </table:table-cell>
          <table:table-cell office:value-type="float" office:value="-0.000457000000000008" calcext:value-type="float">
            <text:p>-0.000457000000000008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82605" calcext:value-type="float">
            <text:p>4.282605</text:p>
          </table:table-cell>
          <table:table-cell office:value-type="float" office:value="-5.677463" calcext:value-type="float">
            <text:p>-5.6774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2215" calcext:value-type="float">
            <text:p>0.0522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64005" calcext:value-type="float">
            <text:p>4.264005</text:p>
          </table:table-cell>
          <table:table-cell office:value-type="float" office:value="-5.678673" calcext:value-type="float">
            <text:p>-5.67867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80805" calcext:value-type="float">
            <text:p>4.280805</text:p>
          </table:table-cell>
          <table:table-cell office:value-type="float" office:value="-5.679643" calcext:value-type="float">
            <text:p>-5.67964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53075" calcext:value-type="float">
            <text:p>-1.3053075</text:p>
          </table:table-cell>
          <table:table-cell office:value-type="float" office:value="4.279305" calcext:value-type="float">
            <text:p>4.2793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78705" calcext:value-type="float">
            <text:p>4.2787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78405" calcext:value-type="float">
            <text:p>4.2784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53075" calcext:value-type="float">
            <text:p>-1.3053075</text:p>
          </table:table-cell>
          <table:table-cell office:value-type="float" office:value="4.277955" calcext:value-type="float">
            <text:p>4.2779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1805" calcext:value-type="float">
            <text:p>4.2718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70905" calcext:value-type="float">
            <text:p>4.2709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465" calcext:value-type="float">
            <text:p>0.0514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81555" calcext:value-type="float">
            <text:p>4.281555</text:p>
          </table:table-cell>
          <table:table-cell office:value-type="float" office:value="-5.679403" calcext:value-type="float">
            <text:p>-5.6794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9155" calcext:value-type="float">
            <text:p>4.279155</text:p>
          </table:table-cell>
          <table:table-cell office:value-type="float" office:value="-5.676743" calcext:value-type="float">
            <text:p>-5.67674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79455" calcext:value-type="float">
            <text:p>4.279455</text:p>
          </table:table-cell>
          <table:table-cell office:value-type="float" office:value="-5.676743" calcext:value-type="float">
            <text:p>-5.67674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90700000000001" calcext:value-type="float">
            <text:p>-0.00190700000000001</text:p>
          </table:table-cell>
          <table:table-cell office:value-type="float" office:value="-1.3051575" calcext:value-type="float">
            <text:p>-1.3051575</text:p>
          </table:table-cell>
          <table:table-cell office:value-type="float" office:value="4.281705" calcext:value-type="float">
            <text:p>4.28170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5825" calcext:value-type="float">
            <text:p>-0.0435825</text:p>
          </table:table-cell>
          <table:table-cell office:value-type="float" office:value="0.051315" calcext:value-type="float">
            <text:p>0.0513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6455" calcext:value-type="float">
            <text:p>4.2764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7205" calcext:value-type="float">
            <text:p>4.277205</text:p>
          </table:table-cell>
          <table:table-cell office:value-type="float" office:value="-5.677953" calcext:value-type="float">
            <text:p>-5.67795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77355" calcext:value-type="float">
            <text:p>4.2773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4205" calcext:value-type="float">
            <text:p>4.274205</text:p>
          </table:table-cell>
          <table:table-cell office:value-type="float" office:value="-5.678193" calcext:value-type="float">
            <text:p>-5.67819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1315" calcext:value-type="float">
            <text:p>0.0513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81705" calcext:value-type="float">
            <text:p>4.281705</text:p>
          </table:table-cell>
          <table:table-cell office:value-type="float" office:value="-5.680373" calcext:value-type="float">
            <text:p>-5.68037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4075" calcext:value-type="float">
            <text:p>-1.3044075</text:p>
          </table:table-cell>
          <table:table-cell office:value-type="float" office:value="4.278105" calcext:value-type="float">
            <text:p>4.278105</text:p>
          </table:table-cell>
          <table:table-cell office:value-type="float" office:value="-5.677463" calcext:value-type="float">
            <text:p>-5.6774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7075" calcext:value-type="float">
            <text:p>-1.3047075</text:p>
          </table:table-cell>
          <table:table-cell office:value-type="float" office:value="4.280355" calcext:value-type="float">
            <text:p>4.280355</text:p>
          </table:table-cell>
          <table:table-cell office:value-type="float" office:value="-5.677463" calcext:value-type="float">
            <text:p>-5.6774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615" calcext:value-type="float">
            <text:p>0.05161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50075" calcext:value-type="float">
            <text:p>-1.3050075</text:p>
          </table:table-cell>
          <table:table-cell office:value-type="float" office:value="4.279305" calcext:value-type="float">
            <text:p>4.279305</text:p>
          </table:table-cell>
          <table:table-cell office:value-type="float" office:value="-5.679403" calcext:value-type="float">
            <text:p>-5.6794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53075" calcext:value-type="float">
            <text:p>-1.3053075</text:p>
          </table:table-cell>
          <table:table-cell office:value-type="float" office:value="4.274805" calcext:value-type="float">
            <text:p>4.274805</text:p>
          </table:table-cell>
          <table:table-cell office:value-type="float" office:value="-5.679883" calcext:value-type="float">
            <text:p>-5.6798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80355" calcext:value-type="float">
            <text:p>4.280355</text:p>
          </table:table-cell>
          <table:table-cell office:value-type="float" office:value="-5.677703" calcext:value-type="float">
            <text:p>-5.67770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50075" calcext:value-type="float">
            <text:p>-1.3050075</text:p>
          </table:table-cell>
          <table:table-cell office:value-type="float" office:value="4.277055" calcext:value-type="float">
            <text:p>4.277055</text:p>
          </table:table-cell>
          <table:table-cell office:value-type="float" office:value="-5.678913" calcext:value-type="float">
            <text:p>-5.67891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45575" calcext:value-type="float">
            <text:p>-1.3045575</text:p>
          </table:table-cell>
          <table:table-cell office:value-type="float" office:value="4.273455" calcext:value-type="float">
            <text:p>4.273455</text:p>
          </table:table-cell>
          <table:table-cell office:value-type="float" office:value="-5.677463" calcext:value-type="float">
            <text:p>-5.6774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53075" calcext:value-type="float">
            <text:p>-1.3053075</text:p>
          </table:table-cell>
          <table:table-cell office:value-type="float" office:value="4.275555" calcext:value-type="float">
            <text:p>4.275555</text:p>
          </table:table-cell>
          <table:table-cell office:value-type="float" office:value="-5.677463" calcext:value-type="float">
            <text:p>-5.6774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18700000000001" calcext:value-type="float">
            <text:p>-0.00118700000000001</text:p>
          </table:table-cell>
          <table:table-cell office:value-type="float" office:value="-1.3051575" calcext:value-type="float">
            <text:p>-1.3051575</text:p>
          </table:table-cell>
          <table:table-cell office:value-type="float" office:value="4.262205" calcext:value-type="float">
            <text:p>4.262205</text:p>
          </table:table-cell>
          <table:table-cell office:value-type="float" office:value="-5.679163" calcext:value-type="float">
            <text:p>-5.6791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069700000000001" calcext:value-type="float">
            <text:p>-0.00069700000000001</text:p>
          </table:table-cell>
          <table:table-cell office:value-type="float" office:value="-1.3053075" calcext:value-type="float">
            <text:p>-1.3053075</text:p>
          </table:table-cell>
          <table:table-cell office:value-type="float" office:value="4.274805" calcext:value-type="float">
            <text:p>4.274805</text:p>
          </table:table-cell>
          <table:table-cell office:value-type="float" office:value="-5.679883" calcext:value-type="float">
            <text:p>-5.67988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51575" calcext:value-type="float">
            <text:p>-1.3051575</text:p>
          </table:table-cell>
          <table:table-cell office:value-type="float" office:value="4.273905" calcext:value-type="float">
            <text:p>4.27390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90700000000001" calcext:value-type="float">
            <text:p>-0.00190700000000001</text:p>
          </table:table-cell>
          <table:table-cell office:value-type="float" office:value="-1.3048575" calcext:value-type="float">
            <text:p>-1.3048575</text:p>
          </table:table-cell>
          <table:table-cell office:value-type="float" office:value="4.279455" calcext:value-type="float">
            <text:p>4.279455</text:p>
          </table:table-cell>
          <table:table-cell office:value-type="float" office:value="-5.678433" calcext:value-type="float">
            <text:p>-5.67843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8825" calcext:value-type="float">
            <text:p>-0.04388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094700000000001" calcext:value-type="float">
            <text:p>-0.00094700000000001</text:p>
          </table:table-cell>
          <table:table-cell office:value-type="float" office:value="-1.3051575" calcext:value-type="float">
            <text:p>-1.3051575</text:p>
          </table:table-cell>
          <table:table-cell office:value-type="float" office:value="4.271805" calcext:value-type="float">
            <text:p>4.271805</text:p>
          </table:table-cell>
          <table:table-cell office:value-type="float" office:value="-5.679163" calcext:value-type="float">
            <text:p>-5.67916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54575" calcext:value-type="float">
            <text:p>-1.3054575</text:p>
          </table:table-cell>
          <table:table-cell office:value-type="float" office:value="4.276005" calcext:value-type="float">
            <text:p>4.276005</text:p>
          </table:table-cell>
          <table:table-cell office:value-type="float" office:value="-5.678673" calcext:value-type="float">
            <text:p>-5.67867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915" calcext:value-type="float">
            <text:p>0.05191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54575" calcext:value-type="float">
            <text:p>-1.3054575</text:p>
          </table:table-cell>
          <table:table-cell office:value-type="float" office:value="4.278405" calcext:value-type="float">
            <text:p>4.278405</text:p>
          </table:table-cell>
          <table:table-cell office:value-type="float" office:value="-5.679643" calcext:value-type="float">
            <text:p>-5.67964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1825" calcext:value-type="float">
            <text:p>-0.0441825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1.3054575" calcext:value-type="float">
            <text:p>-1.3054575</text:p>
          </table:table-cell>
          <table:table-cell office:value-type="float" office:value="4.279305" calcext:value-type="float">
            <text:p>4.279305</text:p>
          </table:table-cell>
          <table:table-cell office:value-type="float" office:value="-5.677223" calcext:value-type="float">
            <text:p>-5.67722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37325" calcext:value-type="float">
            <text:p>-0.0437325</text:p>
          </table:table-cell>
          <table:table-cell office:value-type="float" office:value="0.052215" calcext:value-type="float">
            <text:p>0.052215</text:p>
          </table:table-cell>
          <table:table-cell office:value-type="float" office:value="-0.00142700000000001" calcext:value-type="float">
            <text:p>-0.00142700000000001</text:p>
          </table:table-cell>
          <table:table-cell office:value-type="float" office:value="-1.3059075" calcext:value-type="float">
            <text:p>-1.3059075</text:p>
          </table:table-cell>
          <table:table-cell office:value-type="float" office:value="4.275705" calcext:value-type="float">
            <text:p>4.275705</text:p>
          </table:table-cell>
          <table:table-cell office:value-type="float" office:value="-5.678673" calcext:value-type="float">
            <text:p>-5.67867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0325" calcext:value-type="float">
            <text:p>-0.0440325</text:p>
          </table:table-cell>
          <table:table-cell office:value-type="float" office:value="0.051765" calcext:value-type="float">
            <text:p>0.051765</text:p>
          </table:table-cell>
          <table:table-cell office:value-type="float" office:value="-0.00166700000000001" calcext:value-type="float">
            <text:p>-0.00166700000000001</text:p>
          </table:table-cell>
          <table:table-cell office:value-type="float" office:value="-0.0493575" calcext:value-type="float">
            <text:p>-0.0493575</text:p>
          </table:table-cell>
          <table:table-cell office:value-type="float" office:value="0.039405" calcext:value-type="float">
            <text:p>0.039405</text:p>
          </table:table-cell>
          <table:table-cell office:value-type="float" office:value="-0.00668300000000001" calcext:value-type="float">
            <text:p>-0.00668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5825" calcext:value-type="float">
            <text:p>-0.0075825</text:p>
          </table:table-cell>
          <table:table-cell office:value-type="float" office:value="-0.00658499999999999" calcext:value-type="float">
            <text:p>-0.00658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855" calcext:value-type="float">
            <text:p>0.01585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6285" calcext:value-type="float">
            <text:p>-0.0062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33075" calcext:value-type="float">
            <text:p>-0.0033075</text:p>
          </table:table-cell>
          <table:table-cell office:value-type="float" office:value="0.015255" calcext:value-type="float">
            <text:p>0.01525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244299999999999" calcext:value-type="float">
            <text:p>0.00244299999999999</text:p>
          </table:table-cell>
          <table:table-cell office:value-type="float" office:value="-0.0034575" calcext:value-type="float">
            <text:p>-0.0034575</text:p>
          </table:table-cell>
          <table:table-cell office:value-type="float" office:value="0.015255" calcext:value-type="float">
            <text:p>0.01525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685" calcext:value-type="float">
            <text:p>-0.005685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31575" calcext:value-type="float">
            <text:p>-0.0031575</text:p>
          </table:table-cell>
          <table:table-cell office:value-type="float" office:value="0.015855" calcext:value-type="float">
            <text:p>0.01585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1575" calcext:value-type="float">
            <text:p>-0.0031575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-0.00111300000000001" calcext:value-type="float">
            <text:p>-0.00111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6825" calcext:value-type="float">
            <text:p>-0.00668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30075" calcext:value-type="float">
            <text:p>-0.00300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1575" calcext:value-type="float">
            <text:p>-0.0031575</text:p>
          </table:table-cell>
          <table:table-cell office:value-type="float" office:value="0.016005" calcext:value-type="float">
            <text:p>0.0160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598499999999999" calcext:value-type="float">
            <text:p>-0.00598499999999999</text:p>
          </table:table-cell>
          <table:table-cell office:value-type="float" office:value="0.00147299999999999" calcext:value-type="float">
            <text:p>0.00147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6285" calcext:value-type="float">
            <text:p>-0.006285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4955" calcext:value-type="float">
            <text:p>0.01495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2825" calcext:value-type="float">
            <text:p>-0.0072825</text:p>
          </table:table-cell>
          <table:table-cell office:value-type="float" office:value="-0.006435" calcext:value-type="float">
            <text:p>-0.006435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6435" calcext:value-type="float">
            <text:p>-0.006435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6285" calcext:value-type="float">
            <text:p>-0.006285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-0.0036075" calcext:value-type="float">
            <text:p>-0.00360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598499999999999" calcext:value-type="float">
            <text:p>-0.00598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4575" calcext:value-type="float">
            <text:p>-0.0034575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-0.000873000000000005" calcext:value-type="float">
            <text:p>-0.00087300000000000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6825" calcext:value-type="float">
            <text:p>-0.00668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598499999999999" calcext:value-type="float">
            <text:p>-0.00598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4575" calcext:value-type="float">
            <text:p>-0.00345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6285" calcext:value-type="float">
            <text:p>-0.006285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9075" calcext:value-type="float">
            <text:p>-0.00390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5325" calcext:value-type="float">
            <text:p>-0.0065325</text:p>
          </table:table-cell>
          <table:table-cell office:value-type="float" office:value="-0.006435" calcext:value-type="float">
            <text:p>-0.006435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6825" calcext:value-type="float">
            <text:p>-0.00668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196299999999999" calcext:value-type="float">
            <text:p>0.00196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9825" calcext:value-type="float">
            <text:p>-0.0069825</text:p>
          </table:table-cell>
          <table:table-cell office:value-type="float" office:value="-0.00598499999999999" calcext:value-type="float">
            <text:p>-0.00598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255" calcext:value-type="float">
            <text:p>0.015255</text:p>
          </table:table-cell>
          <table:table-cell office:value-type="float" office:value="-0.00135300000000001" calcext:value-type="float">
            <text:p>-0.00135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598499999999999" calcext:value-type="float">
            <text:p>-0.00598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68325" calcext:value-type="float">
            <text:p>-0.0068325</text:p>
          </table:table-cell>
          <table:table-cell office:value-type="float" office:value="-0.00613499999999999" calcext:value-type="float">
            <text:p>-0.00613499999999999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3075" calcext:value-type="float">
            <text:p>-0.00330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59300000000001" calcext:value-type="float">
            <text:p>-0.00159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6285" calcext:value-type="float">
            <text:p>-0.006285</text:p>
          </table:table-cell>
          <table:table-cell office:value-type="float" office:value="0.00172299999999999" calcext:value-type="float">
            <text:p>0.00172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-0.00184300000000001" calcext:value-type="float">
            <text:p>-0.0018430000000000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71325" calcext:value-type="float">
            <text:p>-0.0071325</text:p>
          </table:table-cell>
          <table:table-cell office:value-type="float" office:value="-0.00583499999999999" calcext:value-type="float">
            <text:p>-0.00583499999999999</text:p>
          </table:table-cell>
          <table:table-cell office:value-type="float" office:value="0.00220299999999999" calcext:value-type="float">
            <text:p>0.00220299999999999</text:p>
          </table:table-cell>
          <table:table-cell office:value-type="float" office:value="-0.0037575" calcext:value-type="float">
            <text:p>-0.0037575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0873000000000005" calcext:value-type="float">
            <text:p>-0.000873000000000005</text:p>
          </table:table-cell>
          <table:table-cell table:number-columns-repeated="4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4T22:01:29.280541836</dc:date>
    <meta:editing-duration>PT10M5S</meta:editing-duration>
    <meta:editing-cycles>1</meta:editing-cycles>
    <meta:document-statistic meta:table-count="1" meta:cell-count="1156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154cm" svg:y="3.954cm" style:legend-expansion="high" chart:style-name="ch2"/>
        <chart:plot-area chart:style-name="ch3" table:cell-range-address="sensor_data_y.B1:sensor_data_y.B241 sensor_data_y.E1:sensor_data_y.E241" chart:data-source-has-labels="row" svg:x="0.319cm" svg:y="0.18cm" svg:width="10.516cm" svg:height="8.645cm">
          <chart:coordinate-region svg:x="0.861cm" svg:y="0.379cm" svg:width="9.87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_y.B2:sensor_data_y.B241" chart:label-cell-address="sensor_data_y.B1:sensor_data_y.B1" chart:class="chart:line">
            <chart:data-point chart:repeated="240"/>
          </chart:series>
          <chart:series chart:style-name="ch7" chart:values-cell-range-address="sensor_data_y.E2:sensor_data_y.E241" chart:label-cell-address="sensor_data_y.E1:sensor_data_y.E1" chart:class="chart:line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x1_sensor0_Y [mT]</text:p>
                <draw:g>
                  <svg:desc>sensor_data_y.B1:sensor_data_y.B1</svg:desc>
                </draw:g>
              </table:table-cell>
              <table:table-cell office:value-type="string">
                <text:p>mux1_sensor1_Y [mT]</text:p>
                <draw:g>
                  <svg:desc>sensor_data_y.E1:sensor_data_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50000000000077">
                <text:p>0.0000150000000000077</text:p>
                <draw:g>
                  <svg:desc>sensor_data_y.B2:sensor_data_y.B241</svg:desc>
                </draw:g>
              </table:table-cell>
              <table:table-cell office:value-type="float" office:value="0.000255000000000003">
                <text:p>0.000255000000000003</text:p>
                <draw:g>
                  <svg:desc>sensor_data_y.E2:sensor_data_y.E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65000000000003">
                <text:p>0.000465000000000003</text:p>
              </table:table-cell>
              <table:table-cell office:value-type="float" office:value="-0.000344999999999999">
                <text:p>-0.000344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-0.000494999999999997">
                <text:p>-0.00049499999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65000000000003">
                <text:p>0.000465000000000003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15000000000005">
                <text:p>0.00031500000000000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50000000000077">
                <text:p>0.0000150000000000077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134999999999991">
                <text:p>-0.000134999999999991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-0.000344999999999999">
                <text:p>-0.0003449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15000000000005">
                <text:p>0.000315000000000005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315000000000005">
                <text:p>0.000315000000000005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5000000000006">
                <text:p>0.000165000000000006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50000000000077">
                <text:p>0.0000150000000000077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584999999999994">
                <text:p>-0.000584999999999994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734999999999992">
                <text:p>-0.000734999999999992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434999999999995">
                <text:p>-0.00043499999999999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284999999999997">
                <text:p>-0.000284999999999997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26500000000001">
                <text:p>0.00826500000000001</text:p>
              </table:table-cell>
              <table:table-cell office:value-type="float" office:value="-0.023145">
                <text:p>-0.023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71135">
                <text:p>-0.771135</text:p>
              </table:table-cell>
              <table:table-cell office:value-type="float" office:value="-0.036645">
                <text:p>-0.0366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65535">
                <text:p>-3.66553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661785">
                <text:p>-3.66178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658335">
                <text:p>-3.65833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667035">
                <text:p>-3.667035</text:p>
              </table:table-cell>
              <table:table-cell office:value-type="float" office:value="-0.035745">
                <text:p>-0.035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68235">
                <text:p>-3.66823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668535">
                <text:p>-3.66853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652935">
                <text:p>-3.65293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666135">
                <text:p>-3.666135</text:p>
              </table:table-cell>
              <table:table-cell office:value-type="float" office:value="-0.036795">
                <text:p>-0.036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54135">
                <text:p>-3.654135</text:p>
              </table:table-cell>
              <table:table-cell office:value-type="float" office:value="-0.036645">
                <text:p>-0.036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658485">
                <text:p>-3.65848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656685">
                <text:p>-3.65668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661935">
                <text:p>-3.66193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662835">
                <text:p>-3.662835</text:p>
              </table:table-cell>
              <table:table-cell office:value-type="float" office:value="-0.037095">
                <text:p>-0.0370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660135">
                <text:p>-3.66013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666885">
                <text:p>-3.66688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662985">
                <text:p>-3.66298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664935">
                <text:p>-3.66493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665985">
                <text:p>-3.665985</text:p>
              </table:table-cell>
              <table:table-cell office:value-type="float" office:value="-0.036795">
                <text:p>-0.036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669285">
                <text:p>-3.669285</text:p>
              </table:table-cell>
              <table:table-cell office:value-type="float" office:value="-0.036645">
                <text:p>-0.036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.666735">
                <text:p>-3.666735</text:p>
              </table:table-cell>
              <table:table-cell office:value-type="float" office:value="-0.036795">
                <text:p>-0.036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.653835">
                <text:p>-3.65383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669585">
                <text:p>-3.669585</text:p>
              </table:table-cell>
              <table:table-cell office:value-type="float" office:value="-0.036345">
                <text:p>-0.036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660885">
                <text:p>-3.66088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664635">
                <text:p>-3.66463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660735">
                <text:p>-3.66073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663285">
                <text:p>-3.66328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663435">
                <text:p>-3.66343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663285">
                <text:p>-3.66328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650685">
                <text:p>-3.65068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669585">
                <text:p>-3.66958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664785">
                <text:p>-3.66478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669885">
                <text:p>-3.66988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668085">
                <text:p>-3.66808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664185">
                <text:p>-3.66418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668385">
                <text:p>-3.668385</text:p>
              </table:table-cell>
              <table:table-cell office:value-type="float" office:value="-0.035895">
                <text:p>-0.0358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666435">
                <text:p>-3.66643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660585">
                <text:p>-3.660585</text:p>
              </table:table-cell>
              <table:table-cell office:value-type="float" office:value="-0.036195">
                <text:p>-0.036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653385">
                <text:p>-3.653385</text:p>
              </table:table-cell>
              <table:table-cell office:value-type="float" office:value="-0.036495">
                <text:p>-0.036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665685">
                <text:p>-3.665685</text:p>
              </table:table-cell>
              <table:table-cell office:value-type="float" office:value="-0.036045">
                <text:p>-0.036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60885">
                <text:p>-3.660885</text:p>
              </table:table-cell>
              <table:table-cell office:value-type="float" office:value="0.003105">
                <text:p>0.003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7185">
                <text:p>-0.00718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748499999999999">
                <text:p>-0.0074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733499999999999">
                <text:p>-0.0073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7935">
                <text:p>-0.007935</text:p>
              </table:table-cell>
              <table:table-cell office:value-type="float" office:value="-0.0000449999999999946">
                <text:p>-0.0000449999999999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838499999999999">
                <text:p>-0.00838499999999999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823499999999999">
                <text:p>-0.00823499999999999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035">
                <text:p>-0.007035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48499999999999">
                <text:p>-0.00748499999999999</text:p>
              </table:table-cell>
              <table:table-cell office:value-type="float" office:value="-0.000494999999999997">
                <text:p>-0.0004949999999999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7035">
                <text:p>-0.00703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748499999999999">
                <text:p>-0.0074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7185">
                <text:p>-0.007185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673499999999999">
                <text:p>-0.00673499999999999</text:p>
              </table:table-cell>
              <table:table-cell office:value-type="float" office:value="-0.000194999999999993">
                <text:p>-0.000194999999999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7035">
                <text:p>-0.00703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-0.0000449999999999946">
                <text:p>-0.000044999999999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823499999999999">
                <text:p>-0.00823499999999999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763499999999999">
                <text:p>-0.0076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823499999999999">
                <text:p>-0.0082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748499999999999">
                <text:p>-0.00748499999999999</text:p>
              </table:table-cell>
              <table:table-cell office:value-type="float" office:value="0.000105000000000004">
                <text:p>0.0001050000000000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7785">
                <text:p>-0.00778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838499999999999">
                <text:p>-0.00838499999999999</text:p>
              </table:table-cell>
              <table:table-cell office:value-type="float" office:value="0.000405000000000001">
                <text:p>0.0004050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38499999999999">
                <text:p>-0.00838499999999999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705000000000005">
                <text:p>0.0007050000000000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823499999999999">
                <text:p>-0.00823499999999999</text:p>
              </table:table-cell>
              <table:table-cell office:value-type="float" office:value="0.000255000000000003">
                <text:p>0.000255000000000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808499999999999">
                <text:p>-0.00808499999999999</text:p>
              </table:table-cell>
              <table:table-cell office:value-type="float" office:value="0.000855000000000004">
                <text:p>0.000855000000000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7935">
                <text:p>-0.007935</text:p>
              </table:table-cell>
              <table:table-cell office:value-type="float" office:value="0.000555000000000007">
                <text:p>0.000555000000000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3035">
                <text:p>-0.013035</text:p>
              </table:table-cell>
              <table:table-cell office:value-type="float" office:value="0.034755">
                <text:p>0.0347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5965">
                <text:p>0.055965</text:p>
              </table:table-cell>
              <table:table-cell office:value-type="float" office:value="4.164555">
                <text:p>4.1645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1465">
                <text:p>0.051465</text:p>
              </table:table-cell>
              <table:table-cell office:value-type="float" office:value="4.282155">
                <text:p>4.2821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1765">
                <text:p>0.051765</text:p>
              </table:table-cell>
              <table:table-cell office:value-type="float" office:value="4.284705">
                <text:p>4.2847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1465">
                <text:p>0.051465</text:p>
              </table:table-cell>
              <table:table-cell office:value-type="float" office:value="4.279305">
                <text:p>4.2793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2065">
                <text:p>0.052065</text:p>
              </table:table-cell>
              <table:table-cell office:value-type="float" office:value="4.285455">
                <text:p>4.285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1915">
                <text:p>0.051915</text:p>
              </table:table-cell>
              <table:table-cell office:value-type="float" office:value="4.282905">
                <text:p>4.282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1915">
                <text:p>0.051915</text:p>
              </table:table-cell>
              <table:table-cell office:value-type="float" office:value="4.273755">
                <text:p>4.2737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1615">
                <text:p>0.051615</text:p>
              </table:table-cell>
              <table:table-cell office:value-type="float" office:value="4.276605">
                <text:p>4.276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1615">
                <text:p>0.051615</text:p>
              </table:table-cell>
              <table:table-cell office:value-type="float" office:value="4.280055">
                <text:p>4.2800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1165">
                <text:p>0.051165</text:p>
              </table:table-cell>
              <table:table-cell office:value-type="float" office:value="4.274955">
                <text:p>4.2749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1615">
                <text:p>0.051615</text:p>
              </table:table-cell>
              <table:table-cell office:value-type="float" office:value="4.282155">
                <text:p>4.282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1465">
                <text:p>0.051465</text:p>
              </table:table-cell>
              <table:table-cell office:value-type="float" office:value="4.268505">
                <text:p>4.268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1465">
                <text:p>0.051465</text:p>
              </table:table-cell>
              <table:table-cell office:value-type="float" office:value="4.283655">
                <text:p>4.283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1915">
                <text:p>0.051915</text:p>
              </table:table-cell>
              <table:table-cell office:value-type="float" office:value="4.271805">
                <text:p>4.2718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1615">
                <text:p>0.051615</text:p>
              </table:table-cell>
              <table:table-cell office:value-type="float" office:value="4.278105">
                <text:p>4.278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1615">
                <text:p>0.051615</text:p>
              </table:table-cell>
              <table:table-cell office:value-type="float" office:value="4.275555">
                <text:p>4.2755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1615">
                <text:p>0.051615</text:p>
              </table:table-cell>
              <table:table-cell office:value-type="float" office:value="4.272705">
                <text:p>4.2727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1765">
                <text:p>0.051765</text:p>
              </table:table-cell>
              <table:table-cell office:value-type="float" office:value="4.270905">
                <text:p>4.270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2065">
                <text:p>0.052065</text:p>
              </table:table-cell>
              <table:table-cell office:value-type="float" office:value="4.280055">
                <text:p>4.280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1615">
                <text:p>0.051615</text:p>
              </table:table-cell>
              <table:table-cell office:value-type="float" office:value="4.267455">
                <text:p>4.2674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1765">
                <text:p>0.051765</text:p>
              </table:table-cell>
              <table:table-cell office:value-type="float" office:value="4.272255">
                <text:p>4.272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1765">
                <text:p>0.051765</text:p>
              </table:table-cell>
              <table:table-cell office:value-type="float" office:value="4.264155">
                <text:p>4.2641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1315">
                <text:p>0.051315</text:p>
              </table:table-cell>
              <table:table-cell office:value-type="float" office:value="4.269255">
                <text:p>4.269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1915">
                <text:p>0.051915</text:p>
              </table:table-cell>
              <table:table-cell office:value-type="float" office:value="4.272705">
                <text:p>4.272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1615">
                <text:p>0.051615</text:p>
              </table:table-cell>
              <table:table-cell office:value-type="float" office:value="4.271055">
                <text:p>4.271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1765">
                <text:p>0.051765</text:p>
              </table:table-cell>
              <table:table-cell office:value-type="float" office:value="4.280205">
                <text:p>4.280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1915">
                <text:p>0.051915</text:p>
              </table:table-cell>
              <table:table-cell office:value-type="float" office:value="4.278705">
                <text:p>4.2787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1615">
                <text:p>0.051615</text:p>
              </table:table-cell>
              <table:table-cell office:value-type="float" office:value="4.269855">
                <text:p>4.2698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1765">
                <text:p>0.051765</text:p>
              </table:table-cell>
              <table:table-cell office:value-type="float" office:value="4.274205">
                <text:p>4.2742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1765">
                <text:p>0.051765</text:p>
              </table:table-cell>
              <table:table-cell office:value-type="float" office:value="4.277655">
                <text:p>4.2776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2365">
                <text:p>0.052365</text:p>
              </table:table-cell>
              <table:table-cell office:value-type="float" office:value="4.280205">
                <text:p>4.280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2665">
                <text:p>0.052665</text:p>
              </table:table-cell>
              <table:table-cell office:value-type="float" office:value="4.282005">
                <text:p>4.282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2065">
                <text:p>0.052065</text:p>
              </table:table-cell>
              <table:table-cell office:value-type="float" office:value="4.280055">
                <text:p>4.280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2515">
                <text:p>0.052515</text:p>
              </table:table-cell>
              <table:table-cell office:value-type="float" office:value="4.281405">
                <text:p>4.281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2365">
                <text:p>0.052365</text:p>
              </table:table-cell>
              <table:table-cell office:value-type="float" office:value="4.267005">
                <text:p>4.267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2665">
                <text:p>0.052665</text:p>
              </table:table-cell>
              <table:table-cell office:value-type="float" office:value="4.282605">
                <text:p>4.2826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2215">
                <text:p>0.052215</text:p>
              </table:table-cell>
              <table:table-cell office:value-type="float" office:value="4.264005">
                <text:p>4.2640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2065">
                <text:p>0.052065</text:p>
              </table:table-cell>
              <table:table-cell office:value-type="float" office:value="4.280805">
                <text:p>4.280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1915">
                <text:p>0.051915</text:p>
              </table:table-cell>
              <table:table-cell office:value-type="float" office:value="4.279305">
                <text:p>4.2793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1465">
                <text:p>0.051465</text:p>
              </table:table-cell>
              <table:table-cell office:value-type="float" office:value="4.278705">
                <text:p>4.278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1615">
                <text:p>0.051615</text:p>
              </table:table-cell>
              <table:table-cell office:value-type="float" office:value="4.278405">
                <text:p>4.2784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1765">
                <text:p>0.051765</text:p>
              </table:table-cell>
              <table:table-cell office:value-type="float" office:value="4.277955">
                <text:p>4.2779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1765">
                <text:p>0.051765</text:p>
              </table:table-cell>
              <table:table-cell office:value-type="float" office:value="4.271805">
                <text:p>4.2718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1765">
                <text:p>0.051765</text:p>
              </table:table-cell>
              <table:table-cell office:value-type="float" office:value="4.270905">
                <text:p>4.2709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465">
                <text:p>0.051465</text:p>
              </table:table-cell>
              <table:table-cell office:value-type="float" office:value="4.281555">
                <text:p>4.2815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1915">
                <text:p>0.051915</text:p>
              </table:table-cell>
              <table:table-cell office:value-type="float" office:value="4.279155">
                <text:p>4.2791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2065">
                <text:p>0.052065</text:p>
              </table:table-cell>
              <table:table-cell office:value-type="float" office:value="4.279455">
                <text:p>4.2794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2065">
                <text:p>0.052065</text:p>
              </table:table-cell>
              <table:table-cell office:value-type="float" office:value="4.281705">
                <text:p>4.281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1315">
                <text:p>0.051315</text:p>
              </table:table-cell>
              <table:table-cell office:value-type="float" office:value="4.276455">
                <text:p>4.2764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2065">
                <text:p>0.052065</text:p>
              </table:table-cell>
              <table:table-cell office:value-type="float" office:value="4.277205">
                <text:p>4.2772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1765">
                <text:p>0.051765</text:p>
              </table:table-cell>
              <table:table-cell office:value-type="float" office:value="4.277355">
                <text:p>4.2773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915">
                <text:p>0.051915</text:p>
              </table:table-cell>
              <table:table-cell office:value-type="float" office:value="4.274205">
                <text:p>4.274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1315">
                <text:p>0.051315</text:p>
              </table:table-cell>
              <table:table-cell office:value-type="float" office:value="4.281705">
                <text:p>4.2817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1765">
                <text:p>0.051765</text:p>
              </table:table-cell>
              <table:table-cell office:value-type="float" office:value="4.278105">
                <text:p>4.278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1615">
                <text:p>0.051615</text:p>
              </table:table-cell>
              <table:table-cell office:value-type="float" office:value="4.280355">
                <text:p>4.280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1615">
                <text:p>0.051615</text:p>
              </table:table-cell>
              <table:table-cell office:value-type="float" office:value="4.279305">
                <text:p>4.279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2065">
                <text:p>0.052065</text:p>
              </table:table-cell>
              <table:table-cell office:value-type="float" office:value="4.274805">
                <text:p>4.274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1765">
                <text:p>0.051765</text:p>
              </table:table-cell>
              <table:table-cell office:value-type="float" office:value="4.280355">
                <text:p>4.2803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2065">
                <text:p>0.052065</text:p>
              </table:table-cell>
              <table:table-cell office:value-type="float" office:value="4.277055">
                <text:p>4.277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2365">
                <text:p>0.052365</text:p>
              </table:table-cell>
              <table:table-cell office:value-type="float" office:value="4.273455">
                <text:p>4.273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51765">
                <text:p>0.051765</text:p>
              </table:table-cell>
              <table:table-cell office:value-type="float" office:value="4.275555">
                <text:p>4.2755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52065">
                <text:p>0.052065</text:p>
              </table:table-cell>
              <table:table-cell office:value-type="float" office:value="4.262205">
                <text:p>4.2622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2065">
                <text:p>0.052065</text:p>
              </table:table-cell>
              <table:table-cell office:value-type="float" office:value="4.274805">
                <text:p>4.2748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2065">
                <text:p>0.052065</text:p>
              </table:table-cell>
              <table:table-cell office:value-type="float" office:value="4.273905">
                <text:p>4.273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51765">
                <text:p>0.051765</text:p>
              </table:table-cell>
              <table:table-cell office:value-type="float" office:value="4.279455">
                <text:p>4.2794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1915">
                <text:p>0.051915</text:p>
              </table:table-cell>
              <table:table-cell office:value-type="float" office:value="4.271805">
                <text:p>4.2718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1915">
                <text:p>0.051915</text:p>
              </table:table-cell>
              <table:table-cell office:value-type="float" office:value="4.276005">
                <text:p>4.276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1915">
                <text:p>0.051915</text:p>
              </table:table-cell>
              <table:table-cell office:value-type="float" office:value="4.278405">
                <text:p>4.2784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52065">
                <text:p>0.052065</text:p>
              </table:table-cell>
              <table:table-cell office:value-type="float" office:value="4.279305">
                <text:p>4.2793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2215">
                <text:p>0.052215</text:p>
              </table:table-cell>
              <table:table-cell office:value-type="float" office:value="4.275705">
                <text:p>4.2757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51765">
                <text:p>0.051765</text:p>
              </table:table-cell>
              <table:table-cell office:value-type="float" office:value="0.039405">
                <text:p>0.039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658499999999999">
                <text:p>-0.00658499999999999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6285">
                <text:p>-0.006285</text:p>
              </table:table-cell>
              <table:table-cell office:value-type="float" office:value="0.015255">
                <text:p>0.0152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255">
                <text:p>0.015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5685">
                <text:p>-0.005685</text:p>
              </table:table-cell>
              <table:table-cell office:value-type="float" office:value="0.015855">
                <text:p>0.0158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598499999999999">
                <text:p>-0.00598499999999999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6285">
                <text:p>-0.006285</text:p>
              </table:table-cell>
              <table:table-cell office:value-type="float" office:value="0.014955">
                <text:p>0.0149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6435">
                <text:p>-0.006435</text:p>
              </table:table-cell>
              <table:table-cell office:value-type="float" office:value="0.015105">
                <text:p>0.015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6435">
                <text:p>-0.006435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6285">
                <text:p>-0.006285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598499999999999">
                <text:p>-0.00598499999999999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598499999999999">
                <text:p>-0.00598499999999999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6285">
                <text:p>-0.006285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6435">
                <text:p>-0.006435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598499999999999">
                <text:p>-0.00598499999999999</text:p>
              </table:table-cell>
              <table:table-cell office:value-type="float" office:value="0.015255">
                <text:p>0.015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598499999999999">
                <text:p>-0.00598499999999999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613499999999999">
                <text:p>-0.00613499999999999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6285">
                <text:p>-0.006285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583499999999999">
                <text:p>-0.00583499999999999</text:p>
              </table:table-cell>
              <table:table-cell office:value-type="float" office:value="0.015405">
                <text:p>0.015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